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9b1" officeooo:paragraph-rsid="000b29b1"/>
    </style:style>
    <style:style style:name="P2" style:family="paragraph" style:parent-style-name="Standard">
      <style:text-properties officeooo:rsid="000b29b1" officeooo:paragraph-rsid="000d23c2"/>
    </style:style>
    <style:style style:name="P3" style:family="paragraph" style:parent-style-name="Standard">
      <style:text-properties officeooo:rsid="000d23c2" officeooo:paragraph-rsid="000d23c2"/>
    </style:style>
    <style:style style:name="T1" style:family="text">
      <style:text-properties officeooo:rsid="000b29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SORES(<text:span text:style-name="T3">dni</text:span>, ingreso, categoria, nombre)</text:p>
      <text:p text:style-name="P1">ASIGNATURAS(<text:span text:style-name="T3">codigo</text:span>, descripcion, creditos, creditosp)</text:p>
      <text:p text:style-name="P1">COORDINADORES(<text:span text:style-name="T3">dni</text:span>, nombre, dpto, <text:span text:style-name="T4">codigoasigntatura</text:span>)</text:p>
      <text:p text:style-name="P1">PK: dni</text:p>
      <text:p text:style-name="P1">FK: codigoasignatura –&gt; Asignaturas(codigo)</text:p>
      <text:p text:style-name="P1">IMPARTE(<text:span text:style-name="T5">dniprofesores</text:span>, <text:span text:style-name="T5">codigoasignaturas</text:span>)</text:p>
      <text:p text:style-name="P1">PK: (dniprofesores, codigoasignaturas)</text:p>
      <text:p text:style-name="P3">FK: <text:span text:style-name="T1">dniprofesores –&gt; </text:span>Coordinadores(dni)</text:p>
      <text:p text:style-name="P3">FK: <text:span text:style-name="T1">codigoasignaturas –&gt;</text:span>Asignaturas(codigo)</text:p>
      <text:p text:style-name="P1">PREPARA(<text:span text:style-name="T5">dniprofesores</text:span>, <text:span text:style-name="T5">codigoasignaturas</text:span>)</text:p>
      <text:p text:style-name="P2">PK: (dniprofesores, codigoasignaturas)</text:p>
      <text:p text:style-name="P3">FK: <text:span text:style-name="T1">dniprofesores –&gt; </text:span>Coordinadores(dni)</text:p>
      <text:p text:style-name="P3">FK: <text:span text:style-name="T1">codigoasignaturas –&gt;</text:span>Asignaturas(codig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12:42:08.951000000</meta:creation-date>
    <dc:date>2021-02-17T14:03:52.963000000</dc:date>
    <meta:editing-duration>PT51M13S</meta:editing-duration>
    <meta:editing-cycles>1</meta:editing-cycles>
    <meta:document-statistic meta:table-count="0" meta:image-count="0" meta:object-count="0" meta:page-count="1" meta:paragraph-count="13" meta:word-count="42" meta:character-count="519" meta:non-whitespace-character-count="490"/>
    <meta:generator>LibreOffice/7.0.1.2$Windows_X86_64 LibreOffice_project/7cbcfc562f6eb6708b5ff7d7397325de9e764452</meta:generator>
  </office:meta>
</office:document-meta>
</file>